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1.889cm" style:rel-column-width="7281*"/>
    </style:style>
    <style:style style:name="表格1.I" style:family="table-column">
      <style:table-column-properties style:column-width="1.891cm" style:rel-column-width="7287*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I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I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1719b" officeooo:paragraph-rsid="0001719b"/>
    </style:style>
    <style:style style:name="P2" style:family="paragraph" style:parent-style-name="Standard">
      <style:text-properties fo:font-size="15pt" fo:font-weight="bold" officeooo:rsid="0001719b" officeooo:paragraph-rsid="0001719b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fo:font-weight="bold" officeooo:rsid="0001719b" officeooo:paragraph-rsid="00063c4c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5pt" fo:font-weight="bold" officeooo:rsid="00023ea6" officeooo:paragraph-rsid="00023ea6" style:font-size-asian="15pt" style:language-asian="zh" style:country-asian="CN" style:font-weight-asian="bold" style:font-size-complex="15pt" style:font-weight-complex="bold"/>
    </style:style>
    <style:style style:name="P5" style:family="paragraph" style:parent-style-name="Standard">
      <style:text-properties fo:font-size="15pt" fo:font-weight="bold" officeooo:rsid="00028d71" officeooo:paragraph-rsid="00028d71" style:font-size-asian="15pt" style:language-asian="zh" style:country-asian="CN" style:font-weight-asian="bold" style:font-size-complex="15pt" style:font-weight-complex="bold"/>
    </style:style>
    <style:style style:name="P6" style:family="paragraph" style:parent-style-name="Standard">
      <style:text-properties fo:font-size="12pt" fo:font-weight="normal" officeooo:rsid="00023ea6" officeooo:paragraph-rsid="00023ea6" style:font-size-asian="12pt" style:language-asian="zh" style:country-asian="CN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028d71" officeooo:paragraph-rsid="00028d71" style:font-size-asian="12pt" style:language-asian="zh" style:country-asian="CN" style:font-weight-asian="normal" style:font-size-complex="12pt" style:font-weight-complex="normal"/>
    </style:style>
    <style:style style:name="P8" style:family="paragraph" style:parent-style-name="Text_20_body">
      <style:text-properties officeooo:rsid="00013e51" officeooo:paragraph-rsid="00013e51" style:language-asian="zh" style:country-asian="CN"/>
    </style:style>
    <style:style style:name="P9" style:family="paragraph" style:parent-style-name="Table_20_Contents">
      <style:text-properties officeooo:rsid="00013e51" officeooo:paragraph-rsid="00013e51" style:language-asian="zh" style:country-asian="CN"/>
    </style:style>
    <style:style style:name="T1" style:family="text">
      <style:text-properties officeooo:rsid="00022ebf" style:language-asian="zh" style:country-asian="CN"/>
    </style:style>
    <style:style style:name="T2" style:family="text">
      <style:text-properties fo:color="#ff0000"/>
    </style:style>
    <style:style style:name="T3" style:family="text">
      <style:text-properties officeooo:rsid="00081cfc"/>
    </style:style>
    <style:style style:name="T4" style:family="text">
      <style:text-properties officeooo:rsid="0009141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包装类</text:p>
      <text:p text:style-name="P8">把基本数据类型转换成类，我们使用基本数据类型做进制转换很麻烦，</text:p>
      <table:table table:name="表格1" table:style-name="表格1">
        <table:table-column table:style-name="表格1.A" table:number-columns-repeated="8"/>
        <table:table-column table:style-name="表格1.I"/>
        <table:table-row>
          <table:table-cell table:style-name="表格1.A1" office:value-type="string">
            <text:p text:style-name="P9">基本数据类型</text:p>
          </table:table-cell>
          <table:table-cell table:style-name="表格1.A1" office:value-type="string">
            <text:p text:style-name="P9">byte</text:p>
          </table:table-cell>
          <table:table-cell table:style-name="表格1.A1" office:value-type="string">
            <text:p text:style-name="P9">short</text:p>
          </table:table-cell>
          <table:table-cell table:style-name="表格1.A1" office:value-type="string">
            <text:p text:style-name="P9">int</text:p>
          </table:table-cell>
          <table:table-cell table:style-name="表格1.A1" office:value-type="string">
            <text:p text:style-name="P9">long</text:p>
          </table:table-cell>
          <table:table-cell table:style-name="表格1.A1" office:value-type="string">
            <text:p text:style-name="P9">float</text:p>
          </table:table-cell>
          <table:table-cell table:style-name="表格1.A1" office:value-type="string">
            <text:p text:style-name="P9">double</text:p>
          </table:table-cell>
          <table:table-cell table:style-name="表格1.A1" office:value-type="string">
            <text:p text:style-name="P9">char</text:p>
          </table:table-cell>
          <table:table-cell table:style-name="表格1.I1" office:value-type="string">
            <text:p text:style-name="P9">boolean</text:p>
          </table:table-cell>
        </table:table-row>
        <table:table-row>
          <table:table-cell table:style-name="表格1.A2" office:value-type="string">
            <text:p text:style-name="P9">包装类</text:p>
          </table:table-cell>
          <table:table-cell table:style-name="表格1.A2" office:value-type="string">
            <text:p text:style-name="P9">Byte</text:p>
            <text:p text:style-name="P9"/>
          </table:table-cell>
          <table:table-cell table:style-name="表格1.A2" office:value-type="string">
            <text:p text:style-name="P9">Short</text:p>
          </table:table-cell>
          <table:table-cell table:style-name="表格1.A2" office:value-type="string">
            <text:p text:style-name="P9">Integer</text:p>
          </table:table-cell>
          <table:table-cell table:style-name="表格1.A2" office:value-type="string">
            <text:p text:style-name="P9">Long</text:p>
          </table:table-cell>
          <table:table-cell table:style-name="表格1.A2" office:value-type="string">
            <text:p text:style-name="P9">Float</text:p>
          </table:table-cell>
          <table:table-cell table:style-name="表格1.A2" office:value-type="string">
            <text:p text:style-name="P9">Double</text:p>
          </table:table-cell>
          <table:table-cell table:style-name="表格1.A2" office:value-type="string">
            <text:p text:style-name="P9">Charact<text:span text:style-name="T4">e</text:span>r</text:p>
          </table:table-cell>
          <table:table-cell table:style-name="表格1.I2" office:value-type="string">
            <text:p text:style-name="P9">Boolean</text:p>
          </table:table-cell>
        </table:table-row>
      </table:table>
      <text:p text:style-name="Standard"/>
      <text:p text:style-name="P1">//输出int的最大值</text:p>
      <text:p text:style-name="P1"><text:tab/><text:tab/>System.out.println(Integer.MAX_VALUE);</text:p>
      <text:p text:style-name="P1"><text:tab/><text:tab/>//Integer的构造器</text:p>
      <text:p text:style-name="P1"><text:tab/><text:tab/>Integer l=new Integer(12);</text:p>
      <text:p text:style-name="P1"><text:tab/><text:tab/>Integer l1=new Integer("67");</text:p>
      <text:p text:style-name="P1"><text:tab/><text:tab/>System.out.println(l);</text:p>
      <text:p text:style-name="P1"><text:tab/><text:tab/>System.out.println(l1);</text:p>
      <text:p text:style-name="P1"><text:tab/><text:tab/>//int基本数据类型和Integer包装类转换</text:p>
      <text:p text:style-name="P1"><text:tab/><text:tab/>int i=10;</text:p>
      <text:p text:style-name="P1"><text:tab/><text:tab/>Integer ic=new Integer(i);</text:p>
      <text:p text:style-name="P1"><text:tab/><text:tab/>int ie=Integer.valueOf(i);</text:p>
      <text:p text:style-name="P1"><text:tab/><text:tab/>System.out.println(ie);</text:p>
      <text:p text:style-name="P1"><text:tab/><text:tab/>//Integer包装类转换成int基本数据类型</text:p>
      <text:p text:style-name="P1"><text:tab/><text:tab/>i=ic.intValue();</text:p>
      <text:p text:style-name="P2">//String字符串转换成Integer类型,一定要保证字符串是数值类型一定要保证字符串不是空<text:span text:style-name="T1">(应用最多）</text:span></text:p>
      <text:p text:style-name="P2"><text:tab/><text:tab/>String str="90";</text:p>
      <text:p text:style-name="P2"><text:tab/><text:tab/>Integer i2=new Integer(str);</text:p>
      <text:p text:style-name="P2"><text:tab/><text:tab/>System.out.println(i2);</text:p>
      <text:p text:style-name="P2"><text:tab/><text:tab/>Integer i3=Integer.valueOf(str);</text:p>
      <text:p text:style-name="P2"><text:tab/><text:tab/>System.out.println(i3);</text:p>
      <text:p text:style-name="P3"><text:span text:style-name="T2">parseInt</text:span>//String转成int类型</text:p>
      <text:p text:style-name="P2"><text:tab/><text:tab/>int i5=Integer.<text:span text:style-name="T2">parseInt</text:span>(str);</text:p>
      <text:p text:style-name="P2"><text:tab/><text:tab/>System.out.println(i5);</text:p>
      <text:p text:style-name="P3"><text:span text:style-name="T2">toString</text:span>//Integer转成字符串String</text:p>
      <text:p text:style-name="P2"><text:tab/><text:tab/>Integer i6 =new Integer(9);</text:p>
      <text:p text:style-name="P2"><text:tab/><text:tab/>String str2=i6.<text:span text:style-name="T2">toString</text:span>();</text:p>
      <text:p text:style-name="P2"><text:tab/><text:tab/>String str3=i6+"";</text:p>
      <text:p text:style-name="P2"><text:tab/><text:tab/>String str4=String.valueOf(i6);</text:p>
      <text:p text:style-name="P2"><text:tab/><text:tab/>System.out.println(str2);</text:p>
      <text:p text:style-name="P4">自动装箱和拆箱</text:p>
      <text:p text:style-name="P6">//基本数据类型转换成包装类叫装箱（jdk1.5以后的特性，自动完成）</text:p>
      <text:p text:style-name="P6"><text:tab/><text:tab/>int i=4;</text:p>
      <text:p text:style-name="P6"><text:tab/><text:tab/>//装箱</text:p>
      <text:p text:style-name="P6"><text:tab/><text:tab/>Integer ic=i;</text:p>
      <text:p text:style-name="P6"><text:tab/><text:tab/>//包装类-------》基本数据类型，拆箱</text:p>
      <text:p text:style-name="P6"><text:tab/><text:tab/>Integer i1=new Integer(8);</text:p>
      <text:p text:style-name="P6"><text:tab/><text:tab/>//拆箱</text:p>
      <text:p text:style-name="P6"><text:tab/><text:tab/>int i2=i1;</text:p>
      <text:p text:style-name="P5"><text:soft-page-break/><text:s/>Integer和int的区别</text:p>
      <text:p text:style-name="P7"><text:tab/> * int是基本数据类型，Integer是包装类，包装类中提供很多的对整数的操作方法。</text:p>
      <text:p text:style-name="P7"><text:tab/> * int和Integer之间可以自动的装箱和拆箱</text:p>
      <text:p text:style-name="P7"><text:tab/> * int的默认值是0，Integer的默认值是null</text:p>
      <text:p text:style-name="P7"><text:tab/> * 对象在是用Integer之前要判断是否为空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H31M16S</meta:editing-duration>
    <meta:editing-cycles>8</meta:editing-cycles>
    <meta:generator>LibreOffice/5.3.0.3$Windows_X86_64 LibreOffice_project/7074905676c47b82bbcfbea1aeefc84afe1c50e1</meta:generator>
    <dc:date>2018-03-30T21:04:49.219000000</dc:date>
    <meta:document-statistic meta:table-count="1" meta:image-count="0" meta:object-count="0" meta:page-count="2" meta:paragraph-count="63" meta:word-count="349" meta:character-count="1179" meta:non-whitespace-character-count="1078"/>
    <meta:user-defined meta:name="Info 1"/>
    <meta:user-defined meta:name="Info 2"/>
    <meta:user-defined meta:name="Info 3"/>
    <meta:user-defined meta:name="Info 4"/>
  </office:meta>
</office:document-meta>
</file>